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loext:opacity="100%" fo:letter-spacing="normal"/>
    </style:style>
    <style:style style:name="P2" style:family="paragraph" style:parent-style-name="Heading_20_4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Text_20_body" style:list-style-name="L2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" style:family="paragraph" style:parent-style-name="Text_20_body" style:list-style-name="L3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1" style:family="paragraph" style:parent-style-name="Text_20_body" style:list-style-name="L4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2" style:family="paragraph" style:parent-style-name="Text_20_body" style:list-style-name="L5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3" style:family="paragraph" style:parent-style-name="Text_20_body" style:list-style-name="L5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4" style:family="paragraph" style:parent-style-name="Heading_20_4">
      <style:paragraph-properties fo:margin-left="0cm" fo:margin-right="0cm" fo:text-indent="0cm" style:auto-text-indent="false" fo:break-before="page"/>
    </style:style>
    <style:style style:name="P15" style:family="paragraph" style:parent-style-name="Text_20_body" style:list-style-name="L6">
      <style:paragraph-properties fo:margin-left="0cm" fo:margin-right="0cm" fo:text-indent="0cm" style:auto-text-indent="false"/>
    </style:style>
    <style:style style:name="P16" style:family="paragraph" style:parent-style-name="Text_20_body" style:list-style-name="L6">
      <style:paragraph-properties fo:text-indent="0cm" style:auto-text-indent="false"/>
    </style:style>
    <style:style style:name="P17" style:family="paragraph" style:parent-style-name="Text_20_body" style:list-style-name="L7">
      <style:paragraph-properties fo:margin-left="0cm" fo:margin-right="0cm" fo:text-indent="0cm" style:auto-text-indent="false"/>
    </style:style>
    <style:style style:name="P18" style:family="paragraph" style:parent-style-name="Text_20_body" style:list-style-name="L7">
      <style:paragraph-properties fo:text-indent="0cm" style:auto-text-indent="false"/>
    </style:style>
    <style:style style:name="P19" style:family="paragraph" style:parent-style-name="Text_20_body" style:list-style-name="L7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0" style:family="paragraph" style:parent-style-name="Text_20_body" style:list-style-name="L8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1" style:family="paragraph" style:parent-style-name="Text_20_body" style:list-style-name="L8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/><text:span text:style-name="T1">PRESENTACIÓN RA2: RETOS AMBIENTALES Y SOCIALES</text:span></text:h>
      <text:h text:style-name="P2" text:outline-level="4"><text:span text:style-name="Strong_20_Emphasis"><text:span text:style-name="T2">1. Introducción</text:span></text:span></text:h>
      <text:list text:style-name="L1">
        <text:list-item>
          <text:p text:style-name="P3"><text:span text:style-name="T2">Breve explicación de qué es la </text:span><text:span text:style-name="Strong_20_Emphasis"><text:span text:style-name="T2">sostenibilidad</text:span></text:span><text:span text:style-name="T2">: equilibrio entre el progreso económico, el bienestar social y el cuidado del medio ambiente.</text:span></text:p>
        </text:list-item>
        <text:list-item>
          <text:p text:style-name="P4">Importancia para los técnicos en informática: la tecnología también tiene huella ecológica.</text:p>
        </text:list-item>
      </text:list>
      <text:h text:style-name="P2" text:outline-level="4"><text:span text:style-name="Strong_20_Emphasis"><text:span text:style-name="T2">2. Retos ambientales y sociales actuales (Criterio a)</text:span></text:span></text:h>
      <text:p text:style-name="P5"><text:span text:style-name="Strong_20_Emphasis"><text:span text:style-name="T2">Retos ambientales:</text:span></text:span></text:p>
      <text:list text:style-name="L2">
        <text:list-item>
          <text:p text:style-name="P6">Cambio climático 🌍</text:p>
        </text:list-item>
        <text:list-item>
          <text:p text:style-name="P7">Contaminación (aire, agua, suelo)</text:p>
        </text:list-item>
        <text:list-item>
          <text:p text:style-name="P7">Generación de residuos electrónicos (e-waste)</text:p>
        </text:list-item>
        <text:list-item>
          <text:p text:style-name="P7">Escasez de recursos naturales y energéticos</text:p>
        </text:list-item>
      </text:list>
      <text:p text:style-name="P5"><text:span text:style-name="Strong_20_Emphasis"><text:span text:style-name="T2">Retos sociales:</text:span></text:span></text:p>
      <text:list text:style-name="L3">
        <text:list-item>
          <text:p text:style-name="P8">Desigualdad económica y laboral</text:p>
        </text:list-item>
        <text:list-item>
          <text:p text:style-name="P9">Brecha digital 💻</text:p>
        </text:list-item>
        <text:list-item>
          <text:p text:style-name="P9">Condiciones de trabajo injustas en la cadena tecnológica</text:p>
        </text:list-item>
        <text:list-item>
          <text:p text:style-name="P9">Falta de educación y concienciación ambiental</text:p>
        </text:list-item>
      </text:list>
      <text:h text:style-name="P2" text:outline-level="4"><text:span text:style-name="Strong_20_Emphasis"><text:span text:style-name="T2">3. Relación con la actividad económica (Criterio b)</text:span></text:span></text:h>
      <text:list text:style-name="L4">
        <text:list-item>
          <text:p text:style-name="P10">Las empresas tecnológicas consumen mucha energía (data centers, fabricación de equipos).</text:p>
        </text:list-item>
        <text:list-item>
          <text:p text:style-name="P11">La extracción de minerales para componentes (litio, cobalto) genera conflictos sociales y contaminación.</text:p>
        </text:list-item>
        <text:list-item>
          <text:p text:style-name="P11">El comercio electrónico y el transporte aumentan las emisiones de CO₂.</text:p>
        </text:list-item>
        <text:list-item>
          <text:p text:style-name="P11">La economía digital puede crear empleo, pero también acentuar la desigualdad entre países o zonas rurales.</text:p>
        </text:list-item>
      </text:list>
      <text:h text:style-name="P2" text:outline-level="4"><text:span text:style-name="Strong_20_Emphasis"><text:span text:style-name="T2">4. Impactos sobre las personas y los sectores productivos (Criterio c)</text:span></text:span></text:h>
      <text:list text:style-name="L5">
        <text:list-item>
          <text:p text:style-name="P12">En la salud: contaminación del aire, estrés térmico, enfermedades respiratorias.</text:p>
        </text:list-item>
        <text:list-item>
          <text:p text:style-name="P13">En los sectores productivos: interrupciones por fenómenos climáticos, costes energéticos más altos, pérdida de materias primas.</text:p>
        </text:list-item>
        <text:list-item>
          <text:p text:style-name="P13">En el sector informático: dependencia tecnológica, necesidad de actualizar conocimientos y adaptarse a normativas verdes (Green IT).</text:p>
        </text:list-item>
      </text:list>
      <text:h text:style-name="P2" text:outline-level="4"><text:span text:style-name="Strong_20_Emphasis"><text:span text:style-name="T2"/></text:span></text:h>
      <text:h text:style-name="P14" text:outline-level="4"><text:span text:style-name="Strong_20_Emphasis"><text:span text:style-name="T2">5. Medidas para minimizar los impactos (Criterio d)</text:span></text:span></text:h>
      <text:list text:style-name="L6">
        <text:list-item>
          <text:p text:style-name="P15"><text:span text:style-name="Strong_20_Emphasis"><text:span text:style-name="T2">Uso responsable de recursos:</text:span></text:span><text:span text:style-name="T2"> apagar equipos, reciclar componentes, optar por hardware sostenible.</text:span></text:p>
        </text:list-item>
        <text:list-item>
          <text:p text:style-name="P16"><text:span text:style-name="Strong_20_Emphasis"><text:span text:style-name="T2">Energías renovables:</text:span></text:span><text:span text:style-name="T2"> fomentar el uso de energías limpias en oficinas y centros de datos.</text:span></text:p>
        </text:list-item>
        <text:list-item>
          <text:p text:style-name="P16"><text:span text:style-name="Strong_20_Emphasis"><text:span text:style-name="T2">Diseño sostenible de software:</text:span></text:span><text:span text:style-name="T2"> optimizar código para reducir consumo energético.</text:span></text:p>
        </text:list-item>
        <text:list-item>
          <text:p text:style-name="P16"><text:span text:style-name="Strong_20_Emphasis"><text:span text:style-name="T2">Educación ambiental y social:</text:span></text:span><text:span text:style-name="T2"> campañas de concienciación en empresas y centros educativos.</text:span></text:p>
        </text:list-item>
        <text:list-item>
          <text:p text:style-name="P16"><text:span text:style-name="Strong_20_Emphasis"><text:span text:style-name="T2">Economía circular:</text:span></text:span><text:span text:style-name="T2"> reparar, reutilizar y reciclar dispositivos.</text:span></text:p>
        </text:list-item>
      </text:list>
      <text:h text:style-name="P2" text:outline-level="4"><text:span text:style-name="Strong_20_Emphasis"><text:span text:style-name="T2">6. Alianzas y trabajo coordinado (Criterio e)</text:span></text:span></text:h>
      <text:list text:style-name="L7">
        <text:list-item>
          <text:p text:style-name="P17"><text:span text:style-name="T2">Cooperación entre </text:span><text:span text:style-name="Strong_20_Emphasis"><text:span text:style-name="T2">gobiernos, empresas, centros educativos y ciudadanía</text:span></text:span><text:span text:style-name="T2">.</text:span></text:p>
        </text:list-item>
        <text:list-item>
          <text:p text:style-name="P18"><text:span text:style-name="T2">Programas como </text:span><text:span text:style-name="Strong_20_Emphasis"><text:span text:style-name="T2">ODS (Objetivos de Desarrollo Sostenible)</text:span></text:span><text:span text:style-name="T2"> de la ONU.</text:span></text:p>
        </text:list-item>
        <text:list-item>
          <text:p text:style-name="P19">Ejemplo: acuerdos entre fabricantes para reducir residuos electrónicos (como el conector USB-C unificado).</text:p>
        </text:list-item>
        <text:list-item>
          <text:p text:style-name="P19">En el entorno educativo: trabajo en equipo, proyectos de reciclaje, talleres solidarios.</text:p>
        </text:list-item>
      </text:list>
      <text:h text:style-name="P2" text:outline-level="4"><text:span text:style-name="Strong_20_Emphasis"><text:span text:style-name="T2">7. Conclusión</text:span></text:span></text:h>
      <text:list text:style-name="L8">
        <text:list-item>
          <text:p text:style-name="P20">Los retos ambientales y sociales no son solo problema de los gobiernos, sino de todos.</text:p>
        </text:list-item>
        <text:list-item>
          <text:p text:style-name="P21">En informática podemos contribuir con prácticas sostenibles:<text:line-break/>→ mantenimiento responsable, reciclaje, uso eficiente de energía y software verde.</text:p>
        </text:list-item>
        <text:list-item>
          <text:p text:style-name="P21">La tecnología debe ser una herramienta para mejorar el planeta, no para destruirl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6:30:38.078288000</meta:creation-date>
    <dc:date>2025-10-29T16:31:29.596442000</dc:date>
    <meta:editing-duration>PT52S</meta:editing-duration>
    <meta:editing-cycles>1</meta:editing-cycles>
    <meta:document-statistic meta:table-count="0" meta:image-count="0" meta:object-count="0" meta:page-count="2" meta:paragraph-count="39" meta:word-count="397" meta:character-count="2692" meta:non-whitespace-character-count="2364"/>
    <meta:generator>LibreOffice/25.2.3.2$MacOSX_X86_64 LibreOffice_project/bbb074479178df812d175f709636b368952c2ce3</meta:generator>
  </office:meta>
</office:document-meta>
</file>